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90dd" officeooo:paragraph-rsid="000a90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mund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6-04-19T16:34:58.953000000</meta:creation-date>
    <dc:date>2026-04-19T16:35:35.816000000</dc:date>
    <meta:editing-duration>PT37S</meta:editing-duration>
    <meta:editing-cycles>1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1" meta:word-count="2" meta:character-count="10" meta:non-whitespace-character-count="9"/>
  </office:meta>
</office:document-meta>
</file>